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15pt" fo:language="fr" fo:country="FR" fo:font-weight="bold" officeooo:rsid="001b166e" officeooo:paragraph-rsid="001b166e"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language="fr" fo:country="FR" officeooo:rsid="001b166e" officeooo:paragraph-rsid="001b166e" style:font-size-asian="15pt" style:font-size-complex="15pt"/>
    </style:style>
    <style:style style:name="P3" style:family="paragraph" style:parent-style-name="Standard">
      <style:paragraph-properties fo:text-align="start" style:justify-single-word="false"/>
      <style:text-properties fo:font-size="15pt" fo:language="fr" fo:country="FR" style:text-underline-style="none" officeooo:rsid="001b166e" officeooo:paragraph-rsid="001b166e" style:font-size-asian="15pt" style:font-size-complex="15pt"/>
    </style:style>
    <style:style style:name="P4" style:family="paragraph" style:parent-style-name="Standard">
      <style:paragraph-properties fo:text-align="start" style:justify-single-word="false"/>
      <style:text-properties fo:font-size="15pt" fo:language="fr" fo:country="FR" style:text-underline-style="none" officeooo:rsid="001bf1b3" officeooo:paragraph-rsid="001bf1b3" style:font-size-asian="15pt" style:font-size-complex="15pt"/>
    </style:style>
    <style:style style:name="P5" style:family="paragraph" style:parent-style-name="Standard">
      <style:paragraph-properties fo:text-align="start" style:justify-single-word="false"/>
      <style:text-properties fo:font-size="15pt" fo:language="fr" fo:country="FR" style:text-underline-style="none" officeooo:rsid="001d397d" officeooo:paragraph-rsid="00208074" style:font-size-asian="15pt" style:font-size-complex="15pt"/>
    </style:style>
    <style:style style:name="P6" style:family="paragraph" style:parent-style-name="Standard">
      <style:paragraph-properties fo:text-align="start" style:justify-single-word="false"/>
      <style:text-properties fo:font-size="15pt" fo:language="fr" fo:country="FR" style:text-underline-style="none" officeooo:rsid="00251420" officeooo:paragraph-rsid="00251420" style:font-size-asian="15pt" style:font-size-complex="15pt"/>
    </style:style>
    <style:style style:name="P7" style:family="paragraph" style:parent-style-name="Standard">
      <style:paragraph-properties fo:text-align="start" style:justify-single-word="false"/>
      <style:text-properties fo:font-size="15pt" fo:language="fr" fo:country="FR" style:text-underline-style="none" officeooo:rsid="00251420" officeooo:paragraph-rsid="002fa477" style:font-size-asian="15pt" style:font-size-complex="15pt"/>
    </style:style>
    <style:style style:name="P8" style:family="paragraph" style:parent-style-name="Standard">
      <style:paragraph-properties fo:text-align="start" style:justify-single-word="false"/>
      <style:text-properties fo:font-size="15pt" fo:language="fr" fo:country="FR" style:text-underline-style="none" officeooo:rsid="00251420" officeooo:paragraph-rsid="003509e4" style:font-size-asian="15pt" style:font-size-complex="15pt"/>
    </style:style>
    <style:style style:name="P9" style:family="paragraph" style:parent-style-name="Standard">
      <style:paragraph-properties fo:text-align="start" style:justify-single-word="false"/>
      <style:text-properties fo:font-size="15pt" fo:language="fr" fo:country="FR" style:text-underline-style="none" officeooo:rsid="003509e4" officeooo:paragraph-rsid="003509e4" style:font-size-asian="15pt" style:font-size-complex="15pt"/>
    </style:style>
    <style:style style:name="P10" style:family="paragraph" style:parent-style-name="Standard">
      <style:paragraph-properties fo:text-align="center" style:justify-single-word="false"/>
      <style:text-properties fo:font-size="15pt" fo:language="fr" fo:country="FR" style:text-underline-style="none" fo:font-weight="bold" officeooo:rsid="00251420" officeooo:paragraph-rsid="003509e4" style:font-size-asian="15pt" style:font-weight-asian="bold" style:font-size-complex="15pt" style:font-weight-complex="bold"/>
    </style:style>
    <style:style style:name="P11" style:family="paragraph" style:parent-style-name="Standard">
      <style:paragraph-properties fo:text-align="center" style:justify-single-word="false"/>
      <style:text-properties fo:font-size="15pt" fo:language="fr" fo:country="FR" style:text-underline-style="none" fo:font-weight="bold" officeooo:rsid="003509e4" officeooo:paragraph-rsid="003509e4"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language="fr" fo:country="FR" style:text-underline-style="solid" style:text-underline-width="auto" style:text-underline-color="font-color" officeooo:rsid="00251420" officeooo:paragraph-rsid="00251420" style:font-size-asian="15pt" style:font-size-complex="1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509e4"/>
    </style:style>
    <style:style style:name="T3" style:family="text">
      <style:text-properties officeooo:rsid="001bf1b3"/>
    </style:style>
    <style:style style:name="T4" style:family="text">
      <style:text-properties officeooo:rsid="001d397d"/>
    </style:style>
    <style:style style:name="T5" style:family="text">
      <style:text-properties officeooo:rsid="001d477d"/>
    </style:style>
    <style:style style:name="T6" style:family="text">
      <style:text-properties officeooo:rsid="001f2cc3"/>
    </style:style>
    <style:style style:name="T7" style:family="text">
      <style:text-properties officeooo:rsid="00208074"/>
    </style:style>
    <style:style style:name="T8" style:family="text">
      <style:text-properties officeooo:rsid="0020f577"/>
    </style:style>
    <style:style style:name="T9" style:family="text">
      <style:text-properties officeooo:rsid="0021ab96"/>
    </style:style>
    <style:style style:name="T10" style:family="text">
      <style:text-properties officeooo:rsid="00251420"/>
    </style:style>
    <style:style style:name="T11" style:family="text">
      <style:text-properties officeooo:rsid="002616e4"/>
    </style:style>
    <style:style style:name="T12" style:family="text">
      <style:text-properties officeooo:rsid="00266d71"/>
    </style:style>
    <style:style style:name="T13" style:family="text">
      <style:text-properties officeooo:rsid="00274952"/>
    </style:style>
    <style:style style:name="T14" style:family="text">
      <style:text-properties officeooo:rsid="0028e1f4"/>
    </style:style>
    <style:style style:name="T15" style:family="text">
      <style:text-properties officeooo:rsid="0029f133"/>
    </style:style>
    <style:style style:name="T16" style:family="text">
      <style:text-properties officeooo:rsid="002eed34"/>
    </style:style>
    <style:style style:name="T17" style:family="text">
      <style:text-properties officeooo:rsid="002fa477"/>
    </style:style>
    <style:style style:name="T18" style:family="text">
      <style:text-properties officeooo:rsid="0030dd0a"/>
    </style:style>
    <style:style style:name="T19" style:family="text">
      <style:text-properties officeooo:rsid="00336162"/>
    </style:style>
    <style:style style:name="T20" style:family="text">
      <style:text-properties officeooo:rsid="003509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IO2.</text:p>
      <text:p text:style-name="P2"/>
      <text:p text:style-name="P2">I. <text:span text:style-name="T1">Objectif du site web.</text:span></text:p>
      <text:p text:style-name="P3"><text:tab/></text:p>
      <text:p text:style-name="P3"><text:tab/>L’objectif de notre site web est de créer un réseau social avec des fonctionnalités basique propre a ce dernier. <text:span text:style-name="T3">De plus, nous avons voulu ajouter une touche personnelle en basant son thème sur différentes mythologies. </text:span></text:p>
      <text:p text:style-name="P3"/>
      <text:p text:style-name="P4">II. <text:span text:style-name="T1">Choix techniques.</text:span></text:p>
      <text:p text:style-name="P4"/>
      <text:p text:style-name="P4"><text:tab/>Afin de créer notre site, nous avons <text:span text:style-name="T4">dû</text:span> choisir entre différentes manières d’aborder les bases de données, c’est à dire choisir entre Mysql et PDO. <text:span text:style-name="T4">Le choix à été porter vers Mysql pour des raisons que nous expliquerons plus tard.</text:span></text:p>
      <text:p text:style-name="P5"><text:span text:style-name="T7">Ensuite lors de la création de la base de données nous avons remarquer deux tables importantes qui sont "User" et "Post", qui nous permettent de réaliser les fonctionnalités de base d’un réseau social (publier du contenu et le supprimer, rechercher d’autres utilisateurs pour aller sur leur profil et effectuer différentes actions tels que voir ses publications et s’abonner)</text:span><text:span text:style-name="T6">. </text:span><text:span text:style-name="T8">Pour s’abonner nous avons utiliser une table "Follow" permettant de suivre cette personne afin d’avoir ses publications dans notre fil d’actualité.</text:span></text:p>
      <text:p text:style-name="P5"><text:tab/><text:span text:style-name="T8">Lors de la création de son compte, un utilisateur ne peut </text:span><text:span text:style-name="T9">pas </text:span><text:span text:style-name="T8">choisir </text:span><text:span text:style-name="T9">un pseudo et une adresse mail qui sont déjà utilisés, ainsi qu’un mot de passe qui ne correspond pas aux critères demandés. </text:span><text:span text:style-name="T10">Pour ce faire nous avons utiliser des fonctions nous permettant de vérifier si les conditions sont bien respecter.</text:span></text:p>
      <text:p text:style-name="P5"><text:span text:style-name="T6"><text:tab/>Pour</text:span> éviter la répétition, une grande partie de notre code est factoriser sous forme de fonction. <text:span text:style-name="T5">Cette opération permet donc d’alléger certain fichiers.</text:span></text:p>
      <text:p text:style-name="P5"/>
      <text:p text:style-name="P6">III. <text:span text:style-name="T1">Difficulté rencontrée.</text:span></text:p>
      <text:p text:style-name="P12"/>
      <text:p text:style-name="P6"><text:tab/>Notre première difficultés fut <text:span text:style-name="T11">la coordination concernant les bases de données. Nous sommes partis sur deux chemins différents pour l’apprentissage des bases de données, l’un sur PDO et l’autre sur Mysql, en raison du manque de travaux pratique sur les bases de données venu trop tardivement. Ce décalage nous a forcé à apprendre de nous même et lié au manque de coordination ceci à causer une perte de temps au début du projet. </text:span><text:span text:style-name="T12">Nous avons donc choisi Mysql car le cour nous a permis de mieux le comprendre, or une partie de notre projet était déjà en PDO. La <text:s/>transformation de PDO à Mysql à été notre première perte de temps. Mais cette dernière était plus importante lorsqu’il a fallu factoriser la majorité de notre code. Donc ce manque coordination nous à fais perdre un certain temps au début.</text:span></text:p>
      <text:p text:style-name="P6"><text:tab/><text:span text:style-name="T12">Les difficultés que nous avons rencontrés par la suite était plus mineure et </text:span><text:span text:style-name="T13">principalement liés à points précis de code, tel que: </text:span></text:p>
      <text:p text:style-name="P6"><text:soft-page-break/><text:tab/>-<text:span text:style-name="T13">Le changement de photo de profil, qui fut compliqué à résoudre car nous n’avions pas prévu la nécessité de modifier les droits de certain dossiers afin de pouvoir importer une image. De plus un changement de nom était nécessaire à chaque opération sinon l’image n’étais pas mise à jour pour les utilisateur qui avais déjà vu la photo à cause du cache du navigateur.</text:span></text:p>
      <text:p text:style-name="P6"><text:tab/>-<text:span text:style-name="T14">Le rafraîchissement de la page lorsqu’un post à déjà été publié et qu’il n’y a pas eu de changement de page. Nous avons donc résolu ce problème en faisant une redirection après la création d’une publication.</text:span></text:p>
      <text:p text:style-name="P6"><text:tab/>-<text:span text:style-name="T14">La syntaxe des requêtes </text:span><text:span text:style-name="T15">SQL</text:span><text:span text:style-name="T14"> à été embêtant au début étant donné que nous pensions que la syntaxe était correcte, cependant nous nous sommes rendu compte q</text:span><text:span text:style-name="T15">u’il y a une grande différence entre les guillemets simples et doubles. Pour vérifier si la syntaxe était correcte nous utilisions l’outil SQL présent dans phpmyadmin.</text:span></text:p>
      <text:p text:style-name="P7"><text:tab/>-<text:span text:style-name="T16">Le choix d’utiliser les noms au lieu d’</text:span><text:span text:style-name="T19">ID</text:span><text:span text:style-name="T16"> pour identifier les utilisateur dans la base de données à été un problème à la toute fin. </text:span><text:span text:style-name="T17">Lorsque l’on a vu que si on modifie le nom d’un utilisateur ça le change bien dans la table </text:span><text:span text:style-name="T7">"User" </text:span><text:span text:style-name="T17">mais seulement là dedans, donc lors de vérification entre le nom de l’utilisateur connecter et le nom dans d’autres table cela à poser problème et l’utilisateur avait donc </text:span><text:span text:style-name="T7">"</text:span><text:span text:style-name="T17">perdu</text:span><text:span text:style-name="T7">" </text:span><text:span text:style-name="T17">tous ces post, follow, messages … Pour résoudre à ce problème nous aurions pût rajouter des </text:span><text:span text:style-name="T19">ID</text:span><text:span text:style-name="T17"> dans toutes les tables mais é</text:span><text:span text:style-name="T18">tant donner que nous étions déjà à la fin du projet il était plus raisonnable de modifier le nom de l’utilisateur dans toutes les tables que de rajouter un id.</text:span></text:p>
      <text:p text:style-name="P7"/>
      <text:p text:style-name="P7"><text:tab/><text:span text:style-name="T2">Sources:</text:span></text:p>
      <text:p text:style-name="P7"><text:span text:style-name="T2"/></text:p>
      <text:p text:style-name="P9">La plupart des recherches viennent de StackOverflow dont voici quelques exemples.</text:p>
      <text:p text:style-name="P8">-https://stackoverflow.com/questions/6768793/get-the-full-url-in-php</text:p>
      <text:p text:style-name="P8">-https://stackoverflow.com/questions/8103860/move-uploaded-file-gives-failed-to-open-stream-permission-denied-error</text:p>
      <text:p text:style-name="P8">-https://stackoverflow.com/questions/8053837/preg-match-for-all-special-characters-password-checking</text:p>
      <text:p text:style-name="P8"/>
      <text:p text:style-name="P9">Et d’autres sites plus instructif comme :</text:p>
      <text:p text:style-name="P7">-https://www.w3schools.com/mysql/default.asp</text:p>
      <text:p text:style-name="P8">-https://www.php.net</text:p>
      <text:p text:style-name="P8"/>
      <text:p text:style-name="P8"/>
      <text:p text:style-name="P10"><text:span text:style-name="T20">Binôme:</text:span></text:p>
      <text:p text:style-name="P11">Zegout Simon. N° Etu: 22005743</text:p>
      <text:p text:style-name="P11">Bigand Théo. N° Etu: 2201268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22T21:51:22.547014191</meta:creation-date>
    <dc:date>2021-05-23T19:49:58.109302978</dc:date>
    <meta:editing-duration>PT32M18S</meta:editing-duration>
    <meta:editing-cycles>8</meta:editing-cycles>
    <meta:generator>LibreOffice/7.1.3.2$MacOSX_X86_64 LibreOffice_project/47f78053abe362b9384784d31a6e56f8511eb1c1</meta:generator>
    <meta:document-statistic meta:table-count="0" meta:image-count="0" meta:object-count="0" meta:page-count="2" meta:paragraph-count="27" meta:word-count="717" meta:character-count="4593" meta:non-whitespace-character-count="3887"/>
  </office:meta>
</office:document-meta>
</file>